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webkit-standard" svg:font-family="webkit-standar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5f7ab" officeooo:paragraph-rsid="0015f7ab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zxx" fo:country="none" fo:font-style="italic" fo:font-weight="bold" officeooo:rsid="0015f7ab" officeooo:paragraph-rsid="0015f7a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tyle="italic" fo:font-weight="bold" officeooo:paragraph-rsid="0015f7ab" style:font-style-asian="italic" style:font-weight-asian="bold" style:font-style-complex="italic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f7ab" style:language-asian="zxx" style:country-asian="none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variant="normal" fo:text-transform="none" fo:color="#000000" loext:opacity="100%" style:font-name="webkit-standard" fo:font-size="14pt" fo:letter-spacing="normal" fo:font-style="normal" fo:font-weight="normal"/>
    </style:style>
    <style:style style:name="T5" style:family="text">
      <style:text-properties fo:font-variant="normal" fo:text-transform="none" fo:color="#000000" loext:opacity="100%" fo:font-size="14pt" fo:letter-spacing="normal"/>
    </style:style>
    <style:style style:name="T6" style:family="text">
      <style:text-properties fo:font-variant="normal" fo:text-transform="none" fo:color="#000000" loext:opacity="100%" fo:font-size="14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size="14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отация на дисертационна тема:</text:p>
      <text:p text:style-name="P3"><text:span text:style-name="T2">"</text:span><text:span text:style-name="T5">Методи и средства за изграждане на операционна система за вградени системи в реално време базирана на асемблер</text:span><text:span text:style-name="T2">"</text:span></text:p>
      <text:p text:style-name="P1"><text:span text:style-name="T1">Изготвил: </text:span><text:span text:style-name="T3">маг. инж. Веселин Станчев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56:36.354025313</meta:creation-date>
    <dc:date>2023-11-02T21:05:55.579173879</dc:date>
    <meta:editing-duration>PT9M22S</meta:editing-duration>
    <meta:editing-cycles>1</meta:editing-cycles>
    <meta:document-statistic meta:table-count="0" meta:image-count="0" meta:object-count="0" meta:page-count="1" meta:paragraph-count="3" meta:word-count="26" meta:character-count="179" meta:non-whitespace-character-count="155"/>
    <meta:generator>LibreOffice/7.4.7.2$Linux_X86_64 LibreOffice_project/40$Build-2</meta:generator>
  </office:meta>
</office:document-meta>
</file>